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5">
        <text:h text:style-name="Heading_20_4" text:outline-level="4">Projektname:</text:h>
        <text:p text:style-name="Textkörper_20_Einrückung_20_Xaver">Bennen Sie ihr Projekt.</text:p>
        <text:p text:style-name="Textkörper_20_Einrückung_20_Xaver"><text:span text:style-name="T1">Hinweis</text:span>: Das Projekt kann zur Zeit noch nicht umbenannt werden.</text:p>
        <text:p text:style-name="Text_20_body_20_indent"/>
        <text:h text:style-name="Heading_20_4" text:outline-level="4">Speicherort:</text:h>
        <text:p text:style-name="Textkörper_20_Einrückung_20_Xaver">Suchen Sie einen Speicherort aus. Organon legt ein Verzeichnis unter dem Namen:</text:p>
        <text:p text:style-name="Textkörper_20_Einrückung_20_Xaver">„&lt;Projektname&gt;.organon“ an. </text:p>
        <text:p text:style-name="Text_20_body_20_indent"/>
        <text:h text:style-name="Heading_20_4" text:outline-level="4">Formatierung:</text:h>
        <text:p text:style-name="Textkörper_20_Einrückung_20_Xaver">Siehe nächsten Eintrag: Formatierung</text:p>
        <text:p text:style-name="Text_20_body_20_indent"/>
        <text:h text:style-name="Heading_20_4" text:outline-level="4">Template:</text:h>
        <text:p text:style-name="Textkörper_20_Einrückung_20_Xaver">Auswahl einer Vorlage für ein neues Projekt.</text:p>
        <text:p text:style-name="Textkörper_20_Einrückung_20_Xaver">Noch nicht implementier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Xaver" style:display-name="Textkörper Einrückung Xaver" style:family="paragraph" style:parent-style-name="Text_20_body_20_indent" style:class="text">
      <style:paragraph-properties fo:line-height="150%"/>
      <style:text-properties style:font-name="Times New Roman1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1" meta:word-count="47" meta:character-count="344"/>
    <dc:date>2014-06-23T14:47:09.48</dc:date>
    <meta:editing-duration>P0D</meta:editing-duration>
    <meta:editing-cycles>1</meta:editing-cycles>
    <meta:generator>OpenOffice/4.1.0$Win32 OpenOffice.org_project/410m18$Build-9764</meta:generator>
  </office:meta>
</office:document-meta>
</file>